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163c15" officeooo:paragraph-rsid="00163c15"/>
    </style:style>
    <style:style style:name="P2" style:family="paragraph" style:parent-style-name="Standard">
      <style:text-properties officeooo:rsid="00116953" officeooo:paragraph-rsid="00116953"/>
    </style:style>
    <style:style style:name="P3" style:family="paragraph" style:parent-style-name="Standard">
      <style:text-properties officeooo:rsid="001250d7" officeooo:paragraph-rsid="001250d7"/>
    </style:style>
    <style:style style:name="P4" style:family="paragraph" style:parent-style-name="Standard">
      <style:text-properties officeooo:rsid="001352b6" officeooo:paragraph-rsid="001352b6"/>
    </style:style>
    <style:style style:name="P5" style:family="paragraph" style:parent-style-name="Standard">
      <style:text-properties officeooo:rsid="0013cf91" officeooo:paragraph-rsid="0013cf91"/>
    </style:style>
    <style:style style:name="P6" style:family="paragraph" style:parent-style-name="Standard">
      <style:text-properties officeooo:rsid="00182204" officeooo:paragraph-rsid="00182204"/>
    </style:style>
    <style:style style:name="P7" style:family="paragraph" style:parent-style-name="Standard">
      <style:text-properties fo:font-weight="bold" officeooo:rsid="001c61fe" officeooo:paragraph-rsid="001c61fe" style:font-weight-asian="bold" style:font-weight-complex="bold"/>
    </style:style>
    <style:style style:name="P8" style:family="paragraph" style:parent-style-name="Standard">
      <style:text-properties fo:font-weight="normal" officeooo:rsid="001c61fe" officeooo:paragraph-rsid="001c61fe" style:font-weight-asian="normal" style:font-weight-complex="normal"/>
    </style:style>
    <style:style style:name="P9" style:family="paragraph" style:parent-style-name="Standard">
      <style:text-properties officeooo:rsid="001e4eeb" officeooo:paragraph-rsid="001e4eeb"/>
    </style:style>
    <style:style style:name="P10" style:family="paragraph" style:parent-style-name="Text_20_body">
      <style:text-properties officeooo:rsid="00163c15" officeooo:paragraph-rsid="00163c15"/>
    </style:style>
    <style:style style:name="P11" style:family="paragraph" style:parent-style-name="Text_20_body">
      <style:text-properties officeooo:rsid="00163c15" officeooo:paragraph-rsid="0017015b"/>
    </style:style>
    <style:style style:name="P12" style:family="paragraph" style:parent-style-name="Text_20_body">
      <style:text-properties officeooo:rsid="0017015b" officeooo:paragraph-rsid="0017015b"/>
    </style:style>
    <style:style style:name="T1" style:family="text">
      <style:text-properties officeooo:rsid="001352b6"/>
    </style:style>
    <style:style style:name="T2" style:family="text">
      <style:text-properties officeooo:rsid="0017015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bb3a" style:font-weight-asian="bold" style:font-weight-complex="bold"/>
    </style:style>
    <style:style style:name="T5" style:family="text">
      <style:text-properties officeooo:rsid="001ebb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et CLI arguments</text:p>
      <text:p text:style-name="P6">sys.arsv[1] – a list of arguments, [0] is a name of .py file</text:p>
      <text:p text:style-name="P2"/>
      <text:h text:style-name="Heading_20_1" text:outline-level="1">Format string</text:h>
      <text:p text:style-name="P2"/>
      <text:p text:style-name="P2"/>
      <text:h text:style-name="Heading_20_1" text:outline-level="1">Useful</text:h>
      <text:p text:style-name="P7">Access global var i inside function f()</text:p>
      <text:p text:style-name="P8">def f(): <text:span text:style-name="T3">global</text:span> i, j, ...</text:p>
      <text:p text:style-name="P2"/>
      <text:p text:style-name="P9"><text:span text:style-name="T3">Set </text:span><text:span text:style-name="T4">(not)</text:span><text:span text:style-name="T3">contains value</text:span>: v in s; <text:span text:style-name="T5">v not it s</text:span></text:p>
      <text:h text:style-name="P1" text:outline-level="1">Raise/catch exceptions</text:h>
      <text:p text:style-name="P11"><text:span text:style-name="T2">t</text:span>ry:</text:p>
      <text:p text:style-name="P11"><text:tab/>raise SomeException</text:p>
      <text:p text:style-name="P10">except SomeException: …</text:p>
      <text:p text:style-name="P10">except OtherException as e: …</text:p>
      <text:p text:style-name="P11">except: …</text:p>
      <text:p text:style-name="P12">else: “executed if there is no error”</text:p>
      <text:p text:style-name="P12">finally: “break, continue, return will suppress exception”</text:p>
      <text:h text:style-name="Heading_20_1" text:outline-level="1">Operations with paths(in file system)</text:h>
      <text:p text:style-name="P3">Get file/folder name: os.path.basename(“…..”) → str</text:p>
      <text:p text:style-name="P4">Get parent folder of a file: os.path.dirname(“usr/home/file.bin”) → “usr/home”</text:p>
      <text:p text:style-name="P5">Combine path using correct separators: os.path.join(“<text:span text:style-name="T1">usr/home”, “</text:span>file.bin<text:span text:style-name="T1">”</text:span>) → “usr/home/file.bin”</text:p>
      <text:p text:style-name="P3">Get filename and extention: os.path.splitext(“hello.txt”) → (“hello”, “.txt”)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28T01:23:00.380000000</dc:date>
    <meta:editing-duration>PT5H1M59S</meta:editing-duration>
    <meta:editing-cycles>9</meta:editing-cycles>
    <meta:generator>LibreOffice/7.2.3.2$Windows_X86_64 LibreOffice_project/d166454616c1632304285822f9c83ce2e660fd92</meta:generator>
    <meta:document-statistic meta:table-count="0" meta:image-count="0" meta:object-count="0" meta:page-count="1" meta:paragraph-count="20" meta:word-count="107" meta:character-count="745" meta:non-whitespace-character-count="656"/>
  </office:meta>
</office:document-meta>
</file>